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8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935cm"/>
    </style:style>
    <style:style style:name="co5" style:family="table-column">
      <style:table-column-properties fo:break-before="auto" style:column-width="3.12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ench" table:style-name="ta1">
        <table:shapes>
          <draw:frame draw:z-index="0" draw:style-name="gr1" draw:text-style-name="P1" svg:width="22.951cm" svg:height="13.041cm" svg:x="2.192cm" svg:y="14.955cm">
            <draw:object draw:notify-on-update-of-ranges="bench.A11:bench.A12 bench.A13:bench.A15 bench.B11:bench.B12 bench.B13:bench.B15 bench.A11:bench.A12 bench.A13:bench.A15 bench.C11:bench.C12 bench.C13:bench.C15 bench.A11:bench.A12 bench.A13:bench.A15 bench.D11:bench.D12 bench.D13:bench.D15 bench.A11:bench.A12 bench.A13:bench.A15 bench.E11:bench.E12 bench.E13:bench.E15 bench.A11:bench.A12 bench.A13:bench.A15 bench.F11:bench.F12 bench.F13:bench.F15 bench.A11:bench.A12 bench.A13:bench.A15 bench.G11:bench.G12 bench.G13:bench.G15 bench.A11:bench.A12 bench.A13:bench.A15 bench.H11:bench.H12 bench.H13:bench.H15 bench.A11:bench.A12 bench.A13:bench.A15 bench.I11:bench.I12 bench.I13:bench.I15 bench.A11:bench.A12 bench.A13:bench.A15 bench.J11:bench.J12 bench.J13:bench.J15 bench.A11:bench.A12 bench.A13:bench.A15 bench.K11:bench.K12 bench.K13:bench.K15 bench.A11:bench.A12 bench.A13:bench.A15 bench.L11:bench.L12 bench.L13:bench.L15 bench.A11:bench.A12 bench.A13:bench.A15 bench.M11:bench.M12 bench.M13:bench.M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21.655cm" svg:height="10.598cm" svg:x="22.876cm" svg:y="7.093cm">
            <draw:object draw:notify-on-update-of-ranges="bench.A21:bench.A21 bench.A22:bench.A24 bench.B21:bench.B21 bench.B22:bench.B24 bench.A21:bench.A21 bench.A22:bench.A24 bench.C21:bench.C21 bench.C22:bench.C24 bench.A21:bench.A21 bench.A22:bench.A24 bench.D21:bench.D21 bench.D22:bench.D24 bench.A21:bench.A21 bench.A22:bench.A24 bench.E21:bench.E21 bench.E22:bench.E24 bench.A21:bench.A21 bench.A22:bench.A24 bench.F21:bench.F21 bench.F22:bench.F24 bench.A21:bench.A21 bench.A22:bench.A24 bench.G21:bench.G21 bench.G22:bench.G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ibo</text:p>
          </table:table-cell>
          <table:table-cell office:value-type="string" calcext:value-type="string">
            <text:p>Ordre 1</text:p>
          </table:table-cell>
          <table:table-cell office:value-type="string" calcext:value-type="string">
            <text:p>Ordre 2</text:p>
          </table:table-cell>
          <table:table-cell office:value-type="string" calcext:value-type="string">
            <text:p>Ordre 3</text:p>
          </table:table-cell>
          <table:table-cell office:value-type="string" calcext:value-type="string">
            <text:p>Ordre 4</text:p>
          </table:table-cell>
          <table:table-cell office:value-type="string" calcext:value-type="string">
            <text:p>Ordre 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_list</text:p>
          </table:table-cell>
          <table:table-cell office:value-type="float" office:value="0.465273857116699" calcext:value-type="float">
            <text:p>0,4652738571</text:p>
          </table:table-cell>
          <table:table-cell office:value-type="float" office:value="0.82402229309082" calcext:value-type="float">
            <text:p>0,8240222931</text:p>
          </table:table-cell>
          <table:table-cell office:value-type="float" office:value="1.25150680541992" calcext:value-type="float">
            <text:p>1,2515068054</text:p>
          </table:table-cell>
          <table:table-cell office:value-type="float" office:value="1.73144340515137" calcext:value-type="float">
            <text:p>1,7314434052</text:p>
          </table:table-cell>
          <table:table-cell office:value-type="float" office:value="2.2148609161377" calcext:value-type="float">
            <text:p>2,2148609161</text:p>
          </table:table-cell>
          <table:table-cell office:value-type="float" office:value="2.67264842987061" calcext:value-type="float">
            <text:p>2,672648429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rward_matrix</text:p>
          </table:table-cell>
          <table:table-cell office:value-type="float" office:value="0.705504417419434" calcext:value-type="float">
            <text:p>0,7055044174</text:p>
          </table:table-cell>
          <table:table-cell office:value-type="float" office:value="1.20060443878174" calcext:value-type="float">
            <text:p>1,2006044388</text:p>
          </table:table-cell>
          <table:table-cell office:value-type="float" office:value="1.76682472229004" calcext:value-type="float">
            <text:p>1,7668247223</text:p>
          </table:table-cell>
          <table:table-cell office:value-type="float" office:value="2.33786106109619" calcext:value-type="float">
            <text:p>2,3378610611</text:p>
          </table:table-cell>
          <table:table-cell office:value-type="float" office:value="2.9193639755249" calcext:value-type="float">
            <text:p>2,9193639755</text:p>
          </table:table-cell>
          <table:table-cell office:value-type="float" office:value="3.52554321289062" calcext:value-type="float">
            <text:p>3,525543212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o_list</text:p>
          </table:table-cell>
          <table:table-cell office:value-type="float" office:value="2.14114189147949" calcext:value-type="float">
            <text:p>2,1411418915</text:p>
          </table:table-cell>
          <table:table-cell office:value-type="float" office:value="3.38749885559082" calcext:value-type="float">
            <text:p>3,3874988556</text:p>
          </table:table-cell>
          <table:table-cell office:value-type="float" office:value="5.68652153015137" calcext:value-type="float">
            <text:p>5,6865215302</text:p>
          </table:table-cell>
          <table:table-cell office:value-type="float" office:value="8.79850387573242" calcext:value-type="float">
            <text:p>8,7985038757</text:p>
          </table:table-cell>
          <table:table-cell office:value-type="float" office:value="12.4660968780518" calcext:value-type="float">
            <text:p>12,4660968781</text:p>
          </table:table-cell>
          <table:table-cell office:value-type="float" office:value="17.0202970504761" calcext:value-type="float">
            <text:p>17,0202970505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orward_matrix</text:p>
          </table:table-cell>
          <table:table-cell office:value-type="float" office:value="1.96077823638916" calcext:value-type="float">
            <text:p>1,9607782364</text:p>
          </table:table-cell>
          <table:table-cell office:value-type="float" office:value="3.28969955444336" calcext:value-type="float">
            <text:p>3,2896995544</text:p>
          </table:table-cell>
          <table:table-cell office:value-type="float" office:value="4.82168197631836" calcext:value-type="float">
            <text:p>4,8216819763</text:p>
          </table:table-cell>
          <table:table-cell office:value-type="float" office:value="6.42976760864258" calcext:value-type="float">
            <text:p>6,4297676086</text:p>
          </table:table-cell>
          <table:table-cell office:value-type="float" office:value="8.25595855712891" calcext:value-type="float">
            <text:p>8,2559585571</text:p>
          </table:table-cell>
          <table:table-cell office:value-type="float" office:value="10.3318929672241" calcext:value-type="float">
            <text:p>10,3318929672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to_list</text:p>
          </table:table-cell>
          <table:table-cell office:value-type="float" office:value="13.2587909698486" calcext:value-type="float">
            <text:p>13,2587909698</text:p>
          </table:table-cell>
          <table:table-cell office:value-type="float" office:value="22.4825143814087" calcext:value-type="float">
            <text:p>22,4825143814</text:p>
          </table:table-cell>
          <table:table-cell office:value-type="float" office:value="139.185523986816" calcext:value-type="float">
            <text:p>139,1855239868</text:p>
          </table:table-cell>
          <table:table-cell office:value-type="float" office:value="338.614988327026" calcext:value-type="float">
            <text:p>338,614988327</text:p>
          </table:table-cell>
          <table:table-cell office:value-type="float" office:value="669.752478599548" calcext:value-type="float">
            <text:p>669,7524785995</text:p>
          </table:table-cell>
          <table:table-cell office:value-type="float" office:value="1227.13253498077" calcext:value-type="float">
            <text:p>1227,1325349808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forward_matrix</text:p>
          </table:table-cell>
          <table:table-cell office:value-type="float" office:value="10.9351396560669" calcext:value-type="float">
            <text:p>10,9351396561</text:p>
          </table:table-cell>
          <table:table-cell office:value-type="float" office:value="20.3046321868896" calcext:value-type="float">
            <text:p>20,3046321869</text:p>
          </table:table-cell>
          <table:table-cell office:value-type="float" office:value="33.0736875534058" calcext:value-type="float">
            <text:p>33,0736875534</text:p>
          </table:table-cell>
          <table:table-cell office:value-type="float" office:value="48.7462282180786" calcext:value-type="float">
            <text:p>48,7462282181</text:p>
          </table:table-cell>
          <table:table-cell office:value-type="float" office:value="68.361234664917" calcext:value-type="float">
            <text:p>68,3612346649</text:p>
          </table:table-cell>
          <table:table-cell office:value-type="float" office:value="94.3336725234985" calcext:value-type="float">
            <text:p>94,3336725235</text:p>
          </table:table-cell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number-columns-repeated="2" office:value-type="string" calcext:value-type="string">
            <text:p>Fibonacci</text:p>
          </table:table-cell>
          <table:table-cell table:number-columns-repeated="2" office:value-type="string" calcext:value-type="string">
            <text:p>Ordre 1</text:p>
          </table:table-cell>
          <table:table-cell table:number-columns-repeated="2" office:value-type="string" calcext:value-type="string">
            <text:p>Ordre 2</text:p>
          </table:table-cell>
          <table:table-cell table:number-columns-repeated="2" office:value-type="string" calcext:value-type="string">
            <text:p>Ordre 3</text:p>
          </table:table-cell>
          <table:table-cell table:number-columns-repeated="2" office:value-type="string" calcext:value-type="string">
            <text:p>Ordre 4</text:p>
          </table:table-cell>
          <table:table-cell table:number-columns-repeated="2" office:value-type="string" calcext:value-type="string">
            <text:p>Ordre 5</text:p>
          </table:table-cell>
        </table:table-row>
        <table:table-row table:style-name="ro1">
          <table:table-cell/>
          <table:table-cell office:value-type="string" calcext:value-type="string">
            <text:p>to_list</text:p>
          </table:table-cell>
          <table:table-cell office:value-type="string" calcext:value-type="string">
            <text:p>forward_matrix</text:p>
          </table:table-cell>
          <table:table-cell office:value-type="string" calcext:value-type="string">
            <text:p>to_list</text:p>
          </table:table-cell>
          <table:table-cell office:value-type="string" calcext:value-type="string">
            <text:p>forward_matrix</text:p>
          </table:table-cell>
          <table:table-cell office:value-type="string" calcext:value-type="string">
            <text:p>to_list</text:p>
          </table:table-cell>
          <table:table-cell office:value-type="string" calcext:value-type="string">
            <text:p>forward_matrix</text:p>
          </table:table-cell>
          <table:table-cell office:value-type="string" calcext:value-type="string">
            <text:p>to_list</text:p>
          </table:table-cell>
          <table:table-cell office:value-type="string" calcext:value-type="string">
            <text:p>forward_matrix</text:p>
          </table:table-cell>
          <table:table-cell office:value-type="string" calcext:value-type="string">
            <text:p>to_list</text:p>
          </table:table-cell>
          <table:table-cell office:value-type="string" calcext:value-type="string">
            <text:p>forward_matrix</text:p>
          </table:table-cell>
          <table:table-cell office:value-type="string" calcext:value-type="string">
            <text:p>to_list</text:p>
          </table:table-cell>
          <table:table-cell office:value-type="string" calcext:value-type="string">
            <text:p>forward_matri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65273857116699" calcext:value-type="float">
            <text:p>0,4652738571</text:p>
          </table:table-cell>
          <table:table-cell office:value-type="float" office:value="0.705504417419434" calcext:value-type="float">
            <text:p>0,7055044174</text:p>
          </table:table-cell>
          <table:table-cell office:value-type="float" office:value="0.82402229309082" calcext:value-type="float">
            <text:p>0,8240222931</text:p>
          </table:table-cell>
          <table:table-cell office:value-type="float" office:value="1.20060443878174" calcext:value-type="float">
            <text:p>1,2006044388</text:p>
          </table:table-cell>
          <table:table-cell office:value-type="float" office:value="1.25150680541992" calcext:value-type="float">
            <text:p>1,2515068054</text:p>
          </table:table-cell>
          <table:table-cell office:value-type="float" office:value="1.76682472229004" calcext:value-type="float">
            <text:p>1,7668247223</text:p>
          </table:table-cell>
          <table:table-cell office:value-type="float" office:value="1.73144340515137" calcext:value-type="float">
            <text:p>1,7314434052</text:p>
          </table:table-cell>
          <table:table-cell office:value-type="float" office:value="2.33786106109619" calcext:value-type="float">
            <text:p>2,3378610611</text:p>
          </table:table-cell>
          <table:table-cell office:value-type="float" office:value="2.2148609161377" calcext:value-type="float">
            <text:p>2,2148609161</text:p>
          </table:table-cell>
          <table:table-cell office:value-type="float" office:value="2.9193639755249" calcext:value-type="float">
            <text:p>2,9193639755</text:p>
          </table:table-cell>
          <table:table-cell office:value-type="float" office:value="2.67264842987061" calcext:value-type="float">
            <text:p>2,6726484299</text:p>
          </table:table-cell>
          <table:table-cell office:value-type="float" office:value="3.52554321289062" calcext:value-type="float">
            <text:p>3,52554321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4114189147949" calcext:value-type="float">
            <text:p>2,1411418915</text:p>
          </table:table-cell>
          <table:table-cell office:value-type="float" office:value="1.96077823638916" calcext:value-type="float">
            <text:p>1,9607782364</text:p>
          </table:table-cell>
          <table:table-cell office:value-type="float" office:value="3.38749885559082" calcext:value-type="float">
            <text:p>3,3874988556</text:p>
          </table:table-cell>
          <table:table-cell office:value-type="float" office:value="3.28969955444336" calcext:value-type="float">
            <text:p>3,2896995544</text:p>
          </table:table-cell>
          <table:table-cell office:value-type="float" office:value="5.68652153015137" calcext:value-type="float">
            <text:p>5,6865215302</text:p>
          </table:table-cell>
          <table:table-cell office:value-type="float" office:value="4.82168197631836" calcext:value-type="float">
            <text:p>4,8216819763</text:p>
          </table:table-cell>
          <table:table-cell office:value-type="float" office:value="8.79850387573242" calcext:value-type="float">
            <text:p>8,7985038757</text:p>
          </table:table-cell>
          <table:table-cell office:value-type="float" office:value="6.42976760864258" calcext:value-type="float">
            <text:p>6,4297676086</text:p>
          </table:table-cell>
          <table:table-cell office:value-type="float" office:value="12.4660968780518" calcext:value-type="float">
            <text:p>12,4660968781</text:p>
          </table:table-cell>
          <table:table-cell office:value-type="float" office:value="8.25595855712891" calcext:value-type="float">
            <text:p>8,2559585571</text:p>
          </table:table-cell>
          <table:table-cell office:value-type="float" office:value="17.0202970504761" calcext:value-type="float">
            <text:p>17,0202970505</text:p>
          </table:table-cell>
          <table:table-cell office:value-type="float" office:value="10.3318929672241" calcext:value-type="float">
            <text:p>10,33189296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.2587909698486" calcext:value-type="float">
            <text:p>13,2587909698</text:p>
          </table:table-cell>
          <table:table-cell office:value-type="float" office:value="10.9351396560669" calcext:value-type="float">
            <text:p>10,9351396561</text:p>
          </table:table-cell>
          <table:table-cell office:value-type="float" office:value="22.4825143814087" calcext:value-type="float">
            <text:p>22,4825143814</text:p>
          </table:table-cell>
          <table:table-cell office:value-type="float" office:value="20.3046321868896" calcext:value-type="float">
            <text:p>20,3046321869</text:p>
          </table:table-cell>
          <table:table-cell office:value-type="float" office:value="139.185523986816" calcext:value-type="float">
            <text:p>139,1855239868</text:p>
          </table:table-cell>
          <table:table-cell office:value-type="float" office:value="33.0736875534058" calcext:value-type="float">
            <text:p>33,0736875534</text:p>
          </table:table-cell>
          <table:table-cell office:value-type="float" office:value="338.614988327026" calcext:value-type="float">
            <text:p>338,614988327</text:p>
          </table:table-cell>
          <table:table-cell office:value-type="float" office:value="48.7462282180786" calcext:value-type="float">
            <text:p>48,7462282181</text:p>
          </table:table-cell>
          <table:table-cell office:value-type="float" office:value="669.752478599548" calcext:value-type="float">
            <text:p>669,7524785995</text:p>
          </table:table-cell>
          <table:table-cell office:value-type="float" office:value="68.361234664917" calcext:value-type="float">
            <text:p>68,3612346649</text:p>
          </table:table-cell>
          <table:table-cell office:value-type="float" office:value="1227.13253498077" calcext:value-type="float">
            <text:p>1227,1325349808</text:p>
          </table:table-cell>
          <table:table-cell office:value-type="float" office:value="94.3336725234985" calcext:value-type="float">
            <text:p>94,3336725235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Fibonacci</text:p>
          </table:table-cell>
          <table:table-cell office:value-type="string" calcext:value-type="string">
            <text:p>Ordre 1</text:p>
          </table:table-cell>
          <table:table-cell office:value-type="string" calcext:value-type="string">
            <text:p>Ordre 2</text:p>
          </table:table-cell>
          <table:table-cell office:value-type="string" calcext:value-type="string">
            <text:p>Ordre 3</text:p>
          </table:table-cell>
          <table:table-cell office:value-type="string" calcext:value-type="string">
            <text:p>Ordre 4</text:p>
          </table:table-cell>
          <table:table-cell office:value-type="string" calcext:value-type="string">
            <text:p>Ordre 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3]/[.C13]" office:value-type="float" office:value="0.659491061471393" calcext:value-type="float">
            <text:p>0,6594910615</text:p>
          </table:table-cell>
          <table:table-cell table:formula="of:=[.D13]/[.E13]" office:value-type="float" office:value="0.686339535714995" calcext:value-type="float">
            <text:p>0,6863395357</text:p>
          </table:table-cell>
          <table:table-cell table:formula="of:=[.F13]/[.G13]" office:value-type="float" office:value="0.708336706879335" calcext:value-type="float">
            <text:p>0,7083367069</text:p>
          </table:table-cell>
          <table:table-cell table:formula="of:=[.H13]/[.I13]" office:value-type="float" office:value="0.740610053336325" calcext:value-type="float">
            <text:p>0,7406100533</text:p>
          </table:table-cell>
          <table:table-cell table:formula="of:=[.J13]/[.K13]" office:value-type="float" office:value="0.758679265314789" calcext:value-type="float">
            <text:p>0,7586792653</text:p>
          </table:table-cell>
          <table:table-cell table:formula="of:=[.L13]/[.M13]" office:value-type="float" office:value="0.758081313568492" calcext:value-type="float">
            <text:p>0,7580813136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4]/[.C14]" office:value-type="float" office:value="1.09198574920052" calcext:value-type="float">
            <text:p>1,0919857492</text:p>
          </table:table-cell>
          <table:table-cell table:formula="of:=[.D14]/[.E14]" office:value-type="float" office:value="1.02972894622409" calcext:value-type="float">
            <text:p>1,0297289462</text:p>
          </table:table-cell>
          <table:table-cell table:formula="of:=[.F14]/[.G14]" office:value-type="float" office:value="1.17936470262466" calcext:value-type="float">
            <text:p>1,1793647026</text:p>
          </table:table-cell>
          <table:table-cell table:formula="of:=[.H14]/[.I14]" office:value-type="float" office:value="1.36840153661322" calcext:value-type="float">
            <text:p>1,3684015366</text:p>
          </table:table-cell>
          <table:table-cell table:formula="of:=[.J14]/[.K14]" office:value-type="float" office:value="1.50995148434793" calcext:value-type="float">
            <text:p>1,5099514843</text:p>
          </table:table-cell>
          <table:table-cell table:formula="of:=[.L14]/[.M14]" office:value-type="float" office:value="1.64735514629019" calcext:value-type="float">
            <text:p>1,6473551463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15]/[.C15]" office:value-type="float" office:value="1.21249397692809" calcext:value-type="float">
            <text:p>1,2124939769</text:p>
          </table:table-cell>
          <table:table-cell table:formula="of:=[.D15]/[.E15]" office:value-type="float" office:value="1.10726036179691" calcext:value-type="float">
            <text:p>1,1072603618</text:p>
          </table:table-cell>
          <table:table-cell table:formula="of:=[.F15]/[.G15]" office:value-type="float" office:value="4.20834609875498" calcext:value-type="float">
            <text:p>4,2083460988</text:p>
          </table:table-cell>
          <table:table-cell table:formula="of:=[.H15]/[.I15]" office:value-type="float" office:value="6.94648592732439" calcext:value-type="float">
            <text:p>6,9464859273</text:p>
          </table:table-cell>
          <table:table-cell table:formula="of:=[.J15]/[.K15]" office:value-type="float" office:value="9.79725544575727" calcext:value-type="float">
            <text:p>9,7972554458</text:p>
          </table:table-cell>
          <table:table-cell table:formula="of:=[.L15]/[.M15]" office:value-type="float" office:value="13.0084253284541" calcext:value-type="float">
            <text:p>13,008425328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3T12:19:26.465335565</dc:date>
    <dc:creator>CARISTAN MATHIS</dc:creator>
    <meta:editing-duration>PT24M28S</meta:editing-duration>
    <meta:editing-cycles>3</meta:editing-cycles>
    <meta:generator>LibreOffice/4.3.3.2$Linux_X86_64 LibreOffice_project/430m0$Build-2</meta:generator>
    <meta:document-statistic meta:table-count="1" meta:cell-count="1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952cm" svg:height="13.042cm" xlink:href=".." xlink:type="simple" chart:class="chart:scatter" chart:style-name="ch1">
        <chart:legend chart:legend-position="end" svg:x="18.387cm" svg:y="3.483cm" style:legend-expansion="high" chart:style-name="ch2"/>
        <chart:plot-area chart:style-name="ch3" table:cell-range-address="bench.A11:bench.M15" chart:data-source-has-labels="row" svg:x="0.459cm" svg:y="0.26cm" svg:width="17.469cm" svg:height="12.522cm">
          <chartooo:coordinate-region svg:x="1.636cm" svg:y="0.459cm" svg:width="15.92cm" svg:height="11.6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ench.B13:bench.B15" chart:label-cell-address="bench.B11:bench.B12" chart:class="chart:scatter">
            <chart:domain table:cell-range-address="bench.A13:bench.A15"/>
            <chart:data-point chart:repeated="3"/>
          </chart:series>
          <chart:series chart:style-name="ch8" chart:values-cell-range-address="bench.C13:bench.C15" chart:label-cell-address="bench.C11:bench.C12" chart:class="chart:scatter">
            <chart:data-point chart:repeated="3"/>
          </chart:series>
          <chart:series chart:style-name="ch9" chart:values-cell-range-address="bench.D13:bench.D15" chart:label-cell-address="bench.D11:bench.D12" chart:class="chart:scatter">
            <chart:data-point chart:repeated="3"/>
          </chart:series>
          <chart:series chart:style-name="ch10" chart:values-cell-range-address="bench.E13:bench.E15" chart:label-cell-address="bench.E11:bench.E12" chart:class="chart:scatter">
            <chart:data-point chart:repeated="3"/>
          </chart:series>
          <chart:series chart:style-name="ch11" chart:values-cell-range-address="bench.F13:bench.F15" chart:label-cell-address="bench.F11:bench.F12" chart:class="chart:scatter">
            <chart:data-point chart:repeated="3"/>
          </chart:series>
          <chart:series chart:style-name="ch12" chart:values-cell-range-address="bench.G13:bench.G15" chart:label-cell-address="bench.G11:bench.G12" chart:class="chart:scatter">
            <chart:data-point chart:repeated="3"/>
          </chart:series>
          <chart:series chart:style-name="ch13" chart:values-cell-range-address="bench.H13:bench.H15" chart:label-cell-address="bench.H11:bench.H12" chart:class="chart:scatter">
            <chart:data-point chart:repeated="3"/>
          </chart:series>
          <chart:series chart:style-name="ch14" chart:values-cell-range-address="bench.I13:bench.I15" chart:label-cell-address="bench.I11:bench.I12" chart:class="chart:scatter">
            <chart:data-point chart:repeated="3"/>
          </chart:series>
          <chart:series chart:style-name="ch15" chart:values-cell-range-address="bench.J13:bench.J15" chart:label-cell-address="bench.J11:bench.J12" chart:class="chart:scatter">
            <chart:data-point chart:repeated="3"/>
          </chart:series>
          <chart:series chart:style-name="ch16" chart:values-cell-range-address="bench.K13:bench.K15" chart:label-cell-address="bench.K11:bench.K12" chart:class="chart:scatter">
            <chart:data-point chart:repeated="3"/>
          </chart:series>
          <chart:series chart:style-name="ch17" chart:values-cell-range-address="bench.L13:bench.L15" chart:label-cell-address="bench.L11:bench.L12" chart:class="chart:scatter">
            <chart:data-point chart:repeated="3"/>
          </chart:series>
          <chart:series chart:style-name="ch18" chart:values-cell-range-address="bench.M13:bench.M15" chart:label-cell-address="bench.M11:bench.M12" chart:class="chart:scatte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Fibonacci to_list</text:p>
                <text:list>
                  <text:list-item>
                    <text:p>Fibonacci</text:p>
                  </text:list-item>
                  <text:list-item>
                    <text:p>to_list</text:p>
                  </text:list-item>
                </text:list>
                <draw:g>
                  <svg:desc>bench.B11:bench.B12</svg:desc>
                </draw:g>
              </table:table-cell>
              <table:table-cell office:value-type="string">
                <text:p>Fibonacci forward_matrix</text:p>
                <text:list>
                  <text:list-item>
                    <text:p>Fibonacci</text:p>
                  </text:list-item>
                  <text:list-item>
                    <text:p>forward_matrix</text:p>
                  </text:list-item>
                </text:list>
                <draw:g>
                  <svg:desc>bench.C11:bench.C12</svg:desc>
                </draw:g>
              </table:table-cell>
              <table:table-cell office:value-type="string">
                <text:p>Ordre 1 to_list</text:p>
                <text:list>
                  <text:list-item>
                    <text:p>Ordre 1</text:p>
                  </text:list-item>
                  <text:list-item>
                    <text:p>to_list</text:p>
                  </text:list-item>
                </text:list>
                <draw:g>
                  <svg:desc>bench.D11:bench.D12</svg:desc>
                </draw:g>
              </table:table-cell>
              <table:table-cell office:value-type="string">
                <text:p>Ordre 1 forward_matrix</text:p>
                <text:list>
                  <text:list-item>
                    <text:p>Ordre 1</text:p>
                  </text:list-item>
                  <text:list-item>
                    <text:p>forward_matrix</text:p>
                  </text:list-item>
                </text:list>
                <draw:g>
                  <svg:desc>bench.E11:bench.E12</svg:desc>
                </draw:g>
              </table:table-cell>
              <table:table-cell office:value-type="string">
                <text:p>Ordre 2 to_list</text:p>
                <text:list>
                  <text:list-item>
                    <text:p>Ordre 2</text:p>
                  </text:list-item>
                  <text:list-item>
                    <text:p>to_list</text:p>
                  </text:list-item>
                </text:list>
                <draw:g>
                  <svg:desc>bench.F11:bench.F12</svg:desc>
                </draw:g>
              </table:table-cell>
              <table:table-cell office:value-type="string">
                <text:p>Ordre 2 forward_matrix</text:p>
                <text:list>
                  <text:list-item>
                    <text:p>Ordre 2</text:p>
                  </text:list-item>
                  <text:list-item>
                    <text:p>forward_matrix</text:p>
                  </text:list-item>
                </text:list>
                <draw:g>
                  <svg:desc>bench.G11:bench.G12</svg:desc>
                </draw:g>
              </table:table-cell>
              <table:table-cell office:value-type="string">
                <text:p>Ordre 3 to_list</text:p>
                <text:list>
                  <text:list-item>
                    <text:p>Ordre 3</text:p>
                  </text:list-item>
                  <text:list-item>
                    <text:p>to_list</text:p>
                  </text:list-item>
                </text:list>
                <draw:g>
                  <svg:desc>bench.H11:bench.H12</svg:desc>
                </draw:g>
              </table:table-cell>
              <table:table-cell office:value-type="string">
                <text:p>Ordre 3 forward_matrix</text:p>
                <text:list>
                  <text:list-item>
                    <text:p>Ordre 3</text:p>
                  </text:list-item>
                  <text:list-item>
                    <text:p>forward_matrix</text:p>
                  </text:list-item>
                </text:list>
                <draw:g>
                  <svg:desc>bench.I11:bench.I12</svg:desc>
                </draw:g>
              </table:table-cell>
              <table:table-cell office:value-type="string">
                <text:p>Ordre 4 to_list</text:p>
                <text:list>
                  <text:list-item>
                    <text:p>Ordre 4</text:p>
                  </text:list-item>
                  <text:list-item>
                    <text:p>to_list</text:p>
                  </text:list-item>
                </text:list>
                <draw:g>
                  <svg:desc>bench.J11:bench.J12</svg:desc>
                </draw:g>
              </table:table-cell>
              <table:table-cell office:value-type="string">
                <text:p>Ordre 4 forward_matrix</text:p>
                <text:list>
                  <text:list-item>
                    <text:p>Ordre 4</text:p>
                  </text:list-item>
                  <text:list-item>
                    <text:p>forward_matrix</text:p>
                  </text:list-item>
                </text:list>
                <draw:g>
                  <svg:desc>bench.K11:bench.K12</svg:desc>
                </draw:g>
              </table:table-cell>
              <table:table-cell office:value-type="string">
                <text:p>Ordre 5 to_list</text:p>
                <text:list>
                  <text:list-item>
                    <text:p>Ordre 5</text:p>
                  </text:list-item>
                  <text:list-item>
                    <text:p>to_list</text:p>
                  </text:list-item>
                </text:list>
                <draw:g>
                  <svg:desc>bench.L11:bench.L12</svg:desc>
                </draw:g>
              </table:table-cell>
              <table:table-cell office:value-type="string">
                <text:p>Ordre 5 forward_matrix</text:p>
                <text:list>
                  <text:list-item>
                    <text:p>Ordre 5</text:p>
                  </text:list-item>
                  <text:list-item>
                    <text:p>forward_matrix</text:p>
                  </text:list-item>
                </text:list>
                <draw:g>
                  <svg:desc>bench.M11:bench.M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bench.A13:bench.A15</svg:desc>
                </draw:g>
              </table:table-cell>
              <table:table-cell office:value-type="float" office:value="0.465273857116699">
                <text:p>0.465273857116699</text:p>
                <draw:g>
                  <svg:desc>bench.B13:bench.B15</svg:desc>
                </draw:g>
              </table:table-cell>
              <table:table-cell office:value-type="float" office:value="0.705504417419434">
                <text:p>0.705504417419434</text:p>
                <draw:g>
                  <svg:desc>bench.C13:bench.C15</svg:desc>
                </draw:g>
              </table:table-cell>
              <table:table-cell office:value-type="float" office:value="0.82402229309082">
                <text:p>0.82402229309082</text:p>
                <draw:g>
                  <svg:desc>bench.D13:bench.D15</svg:desc>
                </draw:g>
              </table:table-cell>
              <table:table-cell office:value-type="float" office:value="1.20060443878174">
                <text:p>1.20060443878174</text:p>
                <draw:g>
                  <svg:desc>bench.E13:bench.E15</svg:desc>
                </draw:g>
              </table:table-cell>
              <table:table-cell office:value-type="float" office:value="1.25150680541992">
                <text:p>1.25150680541992</text:p>
                <draw:g>
                  <svg:desc>bench.F13:bench.F15</svg:desc>
                </draw:g>
              </table:table-cell>
              <table:table-cell office:value-type="float" office:value="1.76682472229004">
                <text:p>1.76682472229004</text:p>
                <draw:g>
                  <svg:desc>bench.G13:bench.G15</svg:desc>
                </draw:g>
              </table:table-cell>
              <table:table-cell office:value-type="float" office:value="1.73144340515137">
                <text:p>1.73144340515137</text:p>
                <draw:g>
                  <svg:desc>bench.H13:bench.H15</svg:desc>
                </draw:g>
              </table:table-cell>
              <table:table-cell office:value-type="float" office:value="2.33786106109619">
                <text:p>2.33786106109619</text:p>
                <draw:g>
                  <svg:desc>bench.I13:bench.I15</svg:desc>
                </draw:g>
              </table:table-cell>
              <table:table-cell office:value-type="float" office:value="2.2148609161377">
                <text:p>2.2148609161377</text:p>
                <draw:g>
                  <svg:desc>bench.J13:bench.J15</svg:desc>
                </draw:g>
              </table:table-cell>
              <table:table-cell office:value-type="float" office:value="2.9193639755249">
                <text:p>2.9193639755249</text:p>
                <draw:g>
                  <svg:desc>bench.K13:bench.K15</svg:desc>
                </draw:g>
              </table:table-cell>
              <table:table-cell office:value-type="float" office:value="2.67264842987061">
                <text:p>2.67264842987061</text:p>
                <draw:g>
                  <svg:desc>bench.L13:bench.L15</svg:desc>
                </draw:g>
              </table:table-cell>
              <table:table-cell office:value-type="float" office:value="3.52554321289062">
                <text:p>3.52554321289062</text:p>
                <draw:g>
                  <svg:desc>bench.M13:bench.M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.14114189147949">
                <text:p>2.14114189147949</text:p>
              </table:table-cell>
              <table:table-cell office:value-type="float" office:value="1.96077823638916">
                <text:p>1.96077823638916</text:p>
              </table:table-cell>
              <table:table-cell office:value-type="float" office:value="3.38749885559082">
                <text:p>3.38749885559082</text:p>
              </table:table-cell>
              <table:table-cell office:value-type="float" office:value="3.28969955444336">
                <text:p>3.28969955444336</text:p>
              </table:table-cell>
              <table:table-cell office:value-type="float" office:value="5.68652153015137">
                <text:p>5.68652153015137</text:p>
              </table:table-cell>
              <table:table-cell office:value-type="float" office:value="4.82168197631836">
                <text:p>4.82168197631836</text:p>
              </table:table-cell>
              <table:table-cell office:value-type="float" office:value="8.79850387573242">
                <text:p>8.79850387573242</text:p>
              </table:table-cell>
              <table:table-cell office:value-type="float" office:value="6.42976760864258">
                <text:p>6.42976760864258</text:p>
              </table:table-cell>
              <table:table-cell office:value-type="float" office:value="12.4660968780518">
                <text:p>12.4660968780518</text:p>
              </table:table-cell>
              <table:table-cell office:value-type="float" office:value="8.25595855712891">
                <text:p>8.25595855712891</text:p>
              </table:table-cell>
              <table:table-cell office:value-type="float" office:value="17.0202970504761">
                <text:p>17.0202970504761</text:p>
              </table:table-cell>
              <table:table-cell office:value-type="float" office:value="10.3318929672241">
                <text:p>10.3318929672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3.2587909698486">
                <text:p>13.2587909698486</text:p>
              </table:table-cell>
              <table:table-cell office:value-type="float" office:value="10.9351396560669">
                <text:p>10.9351396560669</text:p>
              </table:table-cell>
              <table:table-cell office:value-type="float" office:value="22.4825143814087">
                <text:p>22.4825143814087</text:p>
              </table:table-cell>
              <table:table-cell office:value-type="float" office:value="20.3046321868896">
                <text:p>20.3046321868896</text:p>
              </table:table-cell>
              <table:table-cell office:value-type="float" office:value="139.185523986816">
                <text:p>139.185523986816</text:p>
              </table:table-cell>
              <table:table-cell office:value-type="float" office:value="33.0736875534058">
                <text:p>33.0736875534058</text:p>
              </table:table-cell>
              <table:table-cell office:value-type="float" office:value="338.614988327026">
                <text:p>338.614988327026</text:p>
              </table:table-cell>
              <table:table-cell office:value-type="float" office:value="48.7462282180786">
                <text:p>48.7462282180786</text:p>
              </table:table-cell>
              <table:table-cell office:value-type="float" office:value="669.752478599548">
                <text:p>669.752478599548</text:p>
              </table:table-cell>
              <table:table-cell office:value-type="float" office:value="68.361234664917">
                <text:p>68.361234664917</text:p>
              </table:table-cell>
              <table:table-cell office:value-type="float" office:value="1227.13253498077">
                <text:p>1227.13253498077</text:p>
              </table:table-cell>
              <table:table-cell office:value-type="float" office:value="94.3336725234985">
                <text:p>94.3336725234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1" chart:origin="0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656cm" svg:height="10.599cm" xlink:href=".." xlink:type="simple" chart:class="chart:scatter" chart:style-name="ch1">
        <chart:legend chart:legend-position="end" svg:x="19.419cm" svg:y="3.755cm" style:legend-expansion="high" chart:style-name="ch2"/>
        <chart:plot-area chart:style-name="ch3" table:cell-range-address="bench.A21:bench.G24" chart:data-source-has-labels="row" svg:x="1.444cm" svg:y="0.211cm" svg:width="17.542cm" svg:height="9.196cm">
          <chartooo:coordinate-region svg:x="2.251cm" svg:y="0.41cm" svg:width="16.363cm" svg:height="8.35cm"/>
          <chart:axis chart:dimension="x" chart:name="primary-x" chart:style-name="ch4">
            <chart:title svg:x="8.16cm" svg:y="9.618cm" chart:style-name="ch5">
              <text:p>Terme maximum calculé - n</text:p>
            </chart:title>
          </chart:axis>
          <chart:axis chart:dimension="y" chart:name="primary-y" chart:style-name="ch6">
            <chart:title svg:x="0.451cm" svg:y="7.115cm" chart:style-name="ch7">
              <text:p>Temps d'exécution moyen (ms)</text:p>
            </chart:title>
            <chart:grid chart:style-name="ch8" chart:class="major"/>
          </chart:axis>
          <chart:series chart:style-name="ch9" chart:values-cell-range-address="bench.B22:bench.B24" chart:label-cell-address="bench.B21:bench.B21" chart:class="chart:scatter">
            <chart:domain table:cell-range-address="bench.A22:bench.A24"/>
            <chart:data-point chart:repeated="3"/>
          </chart:series>
          <chart:series chart:style-name="ch10" chart:values-cell-range-address="bench.C22:bench.C24" chart:label-cell-address="bench.C21:bench.C21" chart:class="chart:scatter">
            <chart:data-point chart:repeated="3"/>
          </chart:series>
          <chart:series chart:style-name="ch11" chart:values-cell-range-address="bench.D22:bench.D24" chart:label-cell-address="bench.D21:bench.D21" chart:class="chart:scatter">
            <chart:data-point chart:repeated="3"/>
          </chart:series>
          <chart:series chart:style-name="ch12" chart:values-cell-range-address="bench.E22:bench.E24" chart:label-cell-address="bench.E21:bench.E21" chart:class="chart:scatter">
            <chart:data-point chart:repeated="3"/>
          </chart:series>
          <chart:series chart:style-name="ch13" chart:values-cell-range-address="bench.F22:bench.F24" chart:label-cell-address="bench.F21:bench.F21" chart:class="chart:scatter">
            <chart:data-point chart:repeated="3"/>
          </chart:series>
          <chart:series chart:style-name="ch14" chart:values-cell-range-address="bench.G22:bench.G24" chart:label-cell-address="bench.G21:bench.G21" chart:class="chart:scatte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Fibonacci</text:p>
                <draw:g>
                  <svg:desc>bench.B21:bench.B21</svg:desc>
                </draw:g>
              </table:table-cell>
              <table:table-cell office:value-type="string">
                <text:p>Ordre 1</text:p>
                <draw:g>
                  <svg:desc>bench.C21:bench.C21</svg:desc>
                </draw:g>
              </table:table-cell>
              <table:table-cell office:value-type="string">
                <text:p>Ordre 2</text:p>
                <draw:g>
                  <svg:desc>bench.D21:bench.D21</svg:desc>
                </draw:g>
              </table:table-cell>
              <table:table-cell office:value-type="string">
                <text:p>Ordre 3</text:p>
                <draw:g>
                  <svg:desc>bench.E21:bench.E21</svg:desc>
                </draw:g>
              </table:table-cell>
              <table:table-cell office:value-type="string">
                <text:p>Ordre 4</text:p>
                <draw:g>
                  <svg:desc>bench.F21:bench.F21</svg:desc>
                </draw:g>
              </table:table-cell>
              <table:table-cell office:value-type="string">
                <text:p>Ordre 5</text:p>
                <draw:g>
                  <svg:desc>bench.G21:bench.G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bench.A22:bench.A24</svg:desc>
                </draw:g>
              </table:table-cell>
              <table:table-cell office:value-type="float" office:value="0.659491061471393">
                <text:p>0.659491061471393</text:p>
                <draw:g>
                  <svg:desc>bench.B22:bench.B24</svg:desc>
                </draw:g>
              </table:table-cell>
              <table:table-cell office:value-type="float" office:value="0.686339535714995">
                <text:p>0.686339535714995</text:p>
                <draw:g>
                  <svg:desc>bench.C22:bench.C24</svg:desc>
                </draw:g>
              </table:table-cell>
              <table:table-cell office:value-type="float" office:value="0.708336706879335">
                <text:p>0.708336706879335</text:p>
                <draw:g>
                  <svg:desc>bench.D22:bench.D24</svg:desc>
                </draw:g>
              </table:table-cell>
              <table:table-cell office:value-type="float" office:value="0.740610053336325">
                <text:p>0.740610053336325</text:p>
                <draw:g>
                  <svg:desc>bench.E22:bench.E24</svg:desc>
                </draw:g>
              </table:table-cell>
              <table:table-cell office:value-type="float" office:value="0.758679265314789">
                <text:p>0.758679265314789</text:p>
                <draw:g>
                  <svg:desc>bench.F22:bench.F24</svg:desc>
                </draw:g>
              </table:table-cell>
              <table:table-cell office:value-type="float" office:value="0.758081313568492">
                <text:p>0.758081313568492</text:p>
                <draw:g>
                  <svg:desc>bench.G22:bench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09198574920052">
                <text:p>1.09198574920052</text:p>
              </table:table-cell>
              <table:table-cell office:value-type="float" office:value="1.02972894622409">
                <text:p>1.02972894622409</text:p>
              </table:table-cell>
              <table:table-cell office:value-type="float" office:value="1.17936470262466">
                <text:p>1.17936470262466</text:p>
              </table:table-cell>
              <table:table-cell office:value-type="float" office:value="1.36840153661322">
                <text:p>1.36840153661322</text:p>
              </table:table-cell>
              <table:table-cell office:value-type="float" office:value="1.50995148434793">
                <text:p>1.50995148434793</text:p>
              </table:table-cell>
              <table:table-cell office:value-type="float" office:value="1.64735514629019">
                <text:p>1.64735514629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.21249397692809">
                <text:p>1.21249397692809</text:p>
              </table:table-cell>
              <table:table-cell office:value-type="float" office:value="1.10726036179691">
                <text:p>1.10726036179691</text:p>
              </table:table-cell>
              <table:table-cell office:value-type="float" office:value="4.20834609875498">
                <text:p>4.20834609875498</text:p>
              </table:table-cell>
              <table:table-cell office:value-type="float" office:value="6.94648592732439">
                <text:p>6.94648592732439</text:p>
              </table:table-cell>
              <table:table-cell office:value-type="float" office:value="9.79725544575727">
                <text:p>9.79725544575727</text:p>
              </table:table-cell>
              <table:table-cell office:value-type="float" office:value="13.0084253284541">
                <text:p>13.00842532845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